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784cm" fo:padding-top="0cm" fo:padding-bottom="0cm" fo:padding-left="0cm" fo:padding-right="0cm"/>
    </style:style>
    <style:style style:name="gr3" style:family="graphic" style:parent-style-name="standard">
      <style:graphic-properties draw:stroke="dash" draw:stroke-dash="Dash_5f_5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784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9pt" style:font-name-asian="Arial" style:font-size-asian="9pt" style:font-name-complex="Arial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ath draw:style-name="gr1" draw:layer="layout" svg:width="1.459cm" svg:height="1.459cm" svg:x="1.638cm" svg:y="1.216cm" svg:viewBox="0 0 1460 1460" svg:d="M730 0c130 0 240 29 354 92 117 65 203 147 272 262s102 229 104 363c0 5 0 9 0 13 0 130-29 240-92 354-65 117-147 203-262 272s-229 102-363 104c-135 2-249-26-367-92-117-65-203-147-272-262s-102-229-104-363c-2-135 26-249 92-367 65-117 147-203 262-272s229-102 363-104c5 0 9 0 13 0z">
          <text:p/>
        </draw:path>
        <draw:frame draw:style-name="gr2" draw:layer="layout" svg:width="1.25cm" svg:height="0.784cm" svg:x="0.251cm" svg:y="1.58cm">
          <draw:text-box>
            <text:p text:style-name="P1"><text:span text:style-name="T1">НОРМ. РЕЖИМ </text:span></text:p>
          </draw:text-box>
        </draw:frame>
        <draw:line draw:style-name="gr3" draw:layer="layout" svg:x1="2.404cm" svg:y1="1.216cm" svg:x2="2.404cm" svg:y2="2.674cm">
          <text:p/>
        </draw:line>
        <draw:polygon draw:style-name="gr4" draw:layer="layout" svg:width="1.591cm" svg:height="0.397cm" svg:x="1.584cm" svg:y="1.76cm" svg:viewBox="0 0 1592 398" draw:points="1592,0 1592,398 0,398 0,0">
          <text:p/>
        </draw:polygon>
        <draw:polygon draw:style-name="gr1" draw:layer="layout" svg:width="1.591cm" svg:height="0.397cm" svg:x="1.584cm" svg:y="1.76cm" svg:viewBox="0 0 1592 398" draw:points="1592,0 1592,398 0,398 0,0">
          <text:p/>
        </draw:polygon>
        <draw:polygon draw:style-name="gr5" draw:layer="layout" svg:width="0.599cm" svg:height="0.199cm" svg:x="1.611cm" svg:y="1.859cm" svg:viewBox="0 0 600 200" draw:points="0,99 600,0 600,200">
          <text:p/>
        </draw:polygon>
        <draw:polygon draw:style-name="gr6" draw:layer="layout" svg:width="0.599cm" svg:height="0.199cm" svg:x="1.611cm" svg:y="1.859cm" svg:viewBox="0 0 600 200" draw:points="0,99 600,0 600,200">
          <text:p/>
        </draw:polygon>
        <draw:polygon draw:style-name="gr5" draw:layer="layout" svg:width="3.399cm" svg:height="0.699cm" svg:x="0.301cm" svg:y="0.367cm" svg:viewBox="0 0 3400 700" draw:points="0,0 3400,0 3400,700 0,700">
          <text:p/>
        </draw:polygon>
        <draw:frame draw:style-name="gr7" draw:layer="layout" svg:width="3.4cm" svg:height="1.066cm" svg:x="0.301cm" svg:y="0.184cm">
          <draw:text-box>
            <text:p text:style-name="P1"><text:span text:style-name="T1">ЭВ-220 выведен из работы </text:span></text:p>
          </draw:text-box>
        </draw:frame>
        <draw:polygon draw:style-name="gr5" draw:layer="layout" svg:width="3.399cm" svg:height="0.728cm" svg:x="0.301cm" svg:y="2.902cm" svg:viewBox="0 0 3400 729" draw:points="0,0 3400,0 3400,729 0,729">
          <text:p/>
        </draw:polygon>
        <draw:frame draw:style-name="gr7" draw:layer="layout" svg:width="3.4cm" svg:height="1.066cm" svg:x="0.301cm" svg:y="2.734cm">
          <draw:text-box>
            <text:p text:style-name="P1"><text:span text:style-name="T1">ЭВ-220 выведен из работы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5f_5" draw:display-name="Dash_5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20:55:08.296000000</meta:creation-date>
    <meta:editing-duration>PT18S</meta:editing-duration>
    <meta:editing-cycles>2</meta:editing-cycles>
    <meta:generator>LibreOffice/4.3.6.2$Windows_x86 LibreOffice_project/d50a87b2e514536ed401c18000dad4660b6a169e</meta:generator>
    <dc:date>2015-09-28T20:55:26.421000000</dc:date>
    <meta:document-statistic meta:object-count="11"/>
    <meta:template xlink:type="simple" xlink:actuate="onRequest" xlink:title="1" xlink:href="file:///C:/Documents%20and%20Settings/User/Application%20Data/LibreOffice/4/user/template/1.otg" meta:date="2015-09-28T20:55:08.234000000"/>
  </office:meta>
</office:document-meta>
</file>